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288cm" fo:min-width="1.292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1.147cm" fo:min-width="3.818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top" draw:auto-grow-height="false" fo:min-height="1.147cm" fo:min-width="6.612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2.548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258cm" fo:min-width="3.818cm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386cm" fo:min-width="0.898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258cm" fo:min-width="2.548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386cm" fo:min-width="1.2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76cm" fo:min-width="1.024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576cm" fo:min-width="1.278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258cm" fo:min-width="8.39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258cm" fo:min-width="3.691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1.278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322cm" fo:min-width="1.278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0.322cm" fo:min-width="1.152cm"/>
      <style:paragraph-properties style:writing-mode="lr-tb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0.8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4.58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1.152cm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876cm" fo:min-width="3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eeeee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end" style:writing-mode="lr-tb"/>
      <style:text-properties fo:font-size="10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54cm" svg:height="0.762cm" svg:x="12.43cm" svg:y="1.127cm">
          <text:p text:style-name="P1"><text:span text:style-name="T1">Power 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5" draw:id="id5" draw:layer="layout" svg:width="4.318cm" svg:height="1.397cm" svg:x="11.541cm" svg:y="2.524cm">
          <text:p text:style-name="P3"><text:span text:style-name="T1">Import libraries</text:span></text:p>
          <text:p text:style-name="P3"><text:span text:style-name="T1">Declare global variables</text:span></text:p>
          <text:p text:style-name="P3"><text:span text:style-name="T1">mode = 0 (locked)</text:span></text:p>
          <text:p text:style-name="P3"><text:span text:style-name="T1"/></text:p>
          <text:p text:style-name="P3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7.112cm" svg:height="1.397cm" svg:x="10.144cm" svg:y="4.556cm">
          <text:p text:style-name="P3"><text:span text:style-name="T1">Setup:</text:span></text:p>
          <text:p text:style-name="P5"><text:span text:style-name="T1">Initialize GPIO pins, Serial port, Keyboard.</text:span></text:p>
          <text:p text:style-name="P5"><text:span text:style-name="T1">Read gpio</text:span></text:p>
          <text:p text:style-name="P3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3.048cm" svg:height="0.635cm" svg:x="12.176cm" svg:y="9.382cm">
          <text:p text:style-name="P1"><text:span text:style-name="T1">mode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0" draw:id="id30" draw:layer="layout" svg:width="4.318cm" svg:height="0.508cm" svg:x="11.541cm" svg:y="19.796cm">
          <text:p text:style-name="P1"><text:span text:style-name="T1">readCount = readMax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2.794cm" svg:height="1.27cm" svg:x="12.303cm" svg:y="11.16cm">
          <text:p text:style-name="P1"><text:span text:style-name="T1"/></text:p>
          <text:p text:style-name="P1"><text:span text:style-name="T1">mode = 0 or 1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8" draw:id="id18" draw:layer="layout" svg:width="3.048cm" svg:height="0.508cm" svg:x="12.176cm" svg:y="13.065cm">
          <text:p text:style-name="P1"><text:span text:style-name="T1">Read gpio butt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3.7cm" svg:y1="6.715cm" svg:x2="13.7cm" svg:y2="6.715cm" draw:start-shape="id1" draw:start-glue-point="4" draw:end-shape="id1" draw:end-glue-point="4" svg:d="M13700 6715z" svg:viewBox="0 0 1 1">
          <text:p/>
        </draw:connector>
        <draw:connector draw:style-name="gr9" draw:text-style-name="P7" draw:layer="layout" svg:x1="13.7cm" svg:y1="7.985cm" svg:x2="13.7cm" svg:y2="9.382cm" draw:start-shape="id1" draw:start-glue-point="6" draw:end-shape="id2" draw:end-glue-point="4" svg:d="M13700 7985v1397" svg:viewBox="0 0 1 1398">
          <text:p/>
        </draw:connector>
        <draw:connector draw:style-name="gr9" draw:text-style-name="P8" draw:layer="layout" svg:x1="13.7cm" svg:y1="5.953cm" svg:x2="13.7cm" svg:y2="6.715cm" draw:start-shape="id3" draw:start-glue-point="6" draw:end-shape="id1" draw:end-glue-point="4" svg:d="M13700 5953v762" svg:viewBox="0 0 1 763">
          <text:p/>
        </draw:connector>
        <draw:connector draw:style-name="gr9" draw:text-style-name="P8" draw:layer="layout" svg:x1="13.7cm" svg:y1="1.889cm" svg:x2="13.7cm" svg:y2="2.524cm" draw:start-shape="id4" draw:start-glue-point="8" draw:end-shape="id5" draw:end-glue-point="4" svg:d="M13700 1889v635" svg:viewBox="0 0 1 636">
          <text:p/>
        </draw:connector>
        <draw:connector draw:style-name="gr9" draw:text-style-name="P8" draw:layer="layout" svg:x1="13.7cm" svg:y1="3.921cm" svg:x2="13.7cm" svg:y2="4.556cm" draw:start-shape="id5" draw:start-glue-point="6" draw:end-shape="id3" draw:end-glue-point="4" svg:d="M13700 3921v635" svg:viewBox="0 0 1 636">
          <text:p/>
        </draw:connector>
        <draw:connector draw:style-name="gr9" draw:text-style-name="P8" draw:layer="layout" svg:x1="13.7cm" svg:y1="10.017cm" svg:x2="13.7cm" svg:y2="11.16cm" draw:start-shape="id2" draw:start-glue-point="6" draw:end-shape="id6" draw:end-glue-point="4" svg:d="M13700 10017v1143" svg:viewBox="0 0 1 1144">
          <text:p/>
        </draw:connector>
        <draw:connector draw:style-name="gr9" draw:text-style-name="P9" xml:id="id17" draw:id="id17" draw:layer="layout" svg:x1="11.922cm" svg:y1="7.35cm" svg:x2="13.695cm" svg:y2="10.435cm" draw:start-shape="id1" draw:start-glue-point="5" svg:d="M11922 7350h-501v3085h2274" svg:viewBox="0 0 2275 3086">
          <text:p/>
        </draw:connector>
        <draw:custom-shape draw:style-name="gr10" draw:text-style-name="P2" xml:id="id1" draw:id="id1" draw:layer="layout" svg:width="3.556cm" svg:height="1.27cm" svg:x="11.922cm" svg:y="6.715cm">
          <text:p text:style-name="P1"><text:span text:style-name="T1">gpio</text:span></text:p>
          <text:p text:style-name="P1"><text:span text:style-name="T1">= unlock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10" draw:layer="layout" svg:width="0.889cm" svg:height="1.039cm" svg:x="11.414cm" svg:y="6.588cm">
          <draw:text-box>
            <text:p><text:span text:style-name="T1">no</text:span></text:p>
          </draw:text-box>
        </draw:frame>
        <draw:custom-shape draw:style-name="gr12" draw:text-style-name="P2" xml:id="id26" draw:id="id26" draw:layer="layout" svg:width="3.048cm" svg:height="1.651cm" svg:x="12.176cm" svg:y="14.081cm">
          <text:p text:style-name="P1"><text:span text:style-name="T1"/></text:p>
          <text:p text:style-name="P1"><text:span text:style-name="T1">gpioValue</text:span></text:p>
          <text:p text:style-name="P1"><text:span text:style-name="T1"><text:s/></text:span><text:span text:style-name="T1">= gpioLast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11" draw:id="id11" draw:layer="layout" svg:width="3.556cm" svg:height="1.27cm" svg:x="11.915cm" svg:y="21.669cm">
          <text:p text:style-name="P1"><text:span text:style-name="T1">gpioValue ≠ 0? 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29" draw:id="id29" draw:layer="layout" svg:width="3.556cm" svg:height="1.651cm" svg:x="11.922cm" svg:y="17.51cm">
          <text:p text:style-name="P1"><text:span text:style-name="T1"><text:s/></text:span><text:span text:style-name="T1">readCount &gt;</text:span></text:p>
          <text:p text:style-name="P1"><text:span text:style-name="T1"><text:s/></text:span><text:span text:style-name="T1">readMax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28" draw:id="id28" draw:layer="layout" svg:width="4.318cm" svg:height="0.508cm" svg:x="11.541cm" svg:y="16.24cm">
          <text:p text:style-name="P1"><text:span text:style-name="T1">Increment read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6" draw:id="id16" draw:layer="layout" svg:width="4.318cm" svg:height="0.508cm" svg:x="22.971cm" svg:y="23.352cm">
          <text:p text:style-name="P1"><text:span text:style-name="T1">Clear textSent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xml:id="id8" draw:id="id8" draw:layer="layout" svg:width="8.89cm" svg:height="0.508cm" svg:x="14.97cm" svg:y="28.94cm">
          <text:p text:style-name="P1">Send password from EEPROM to keyboard at ID inde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0" draw:id="id10" draw:layer="layout" svg:width="4.318cm" svg:height="0.508cm" svg:x="11.541cm" svg:y="31.099cm">
          <text:p text:style-name="P1">Set textSent fla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9" draw:id="id9" draw:layer="layout" svg:width="4.191cm" svg:height="0.508cm" svg:x="8.239cm" svg:y="28.94cm">
          <text:p text:style-name="P1">Send ID to keyboa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5" draw:id="id15" draw:layer="layout" svg:width="4.318cm" svg:height="0.508cm" svg:x="11.541cm" svg:y="38.719cm">
          <text:p text:style-name="P1">mode =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3" draw:id="id13" draw:layer="layout" svg:width="4.318cm" svg:height="0.508cm" svg:x="11.541cm" svg:y="33.639cm">
          <text:p text:style-name="P1">Check for serial 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4" draw:id="id14" draw:layer="layout" svg:width="3.556cm" svg:height="2.032cm" svg:x="11.922cm" svg:y="35.29cm">
          <text:p text:style-name="P1">Serial input =</text:p>
          <text:p text:style-name="P1">“editPW”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2" xml:id="id12" draw:id="id12" draw:layer="layout" svg:width="3.556cm" svg:height="1.143cm" svg:x="11.922cm" svg:y="24.495cm">
          <text:p text:style-name="P1"><text:span text:style-name="T1">textSent = fals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2" xml:id="id19" draw:id="id19" draw:layer="layout" svg:width="3.302cm" svg:height="1.143cm" svg:x="5.699cm" svg:y="12.43cm">
          <text:p text:style-name="P1">mode = 2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2" xml:id="id7" draw:id="id7" draw:layer="layout" svg:width="2.794cm" svg:height="1.524cm" svg:x="12.303cm" svg:y="26.654cm">
          <text:p text:style-name="P1"><text:span text:style-name="T1"/></text:p>
          <text:p text:style-name="P1"><text:span text:style-name="T1">mode = 1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8" draw:layer="layout" svg:x1="15.097cm" svg:y1="27.416cm" svg:x2="19.415cm" svg:y2="28.94cm" draw:start-shape="id7" draw:start-glue-point="7" draw:end-shape="id8" draw:end-glue-point="4" svg:d="M15097 27416h4318v1524" svg:viewBox="0 0 4319 1525">
          <text:p/>
        </draw:connector>
        <draw:connector draw:style-name="gr9" draw:text-style-name="P8" draw:layer="layout" svg:x1="12.303cm" svg:y1="27.416cm" svg:x2="10.335cm" svg:y2="28.94cm" draw:start-shape="id7" draw:start-glue-point="5" draw:end-shape="id9" draw:end-glue-point="4" svg:d="M12303 27416h-1968v1524" svg:viewBox="0 0 1969 1525">
          <text:p/>
        </draw:connector>
        <draw:connector draw:style-name="gr9" draw:text-style-name="P8" draw:layer="layout" svg:x1="10.335cm" svg:y1="29.448cm" svg:x2="13.7cm" svg:y2="31.099cm" draw:start-shape="id9" draw:start-glue-point="6" draw:end-shape="id10" draw:end-glue-point="4" svg:d="M10335 29448v826h3365v825" svg:viewBox="0 0 3366 1652">
          <text:p/>
        </draw:connector>
        <draw:connector draw:style-name="gr8" draw:text-style-name="P6" draw:layer="layout" svg:x1="19.415cm" svg:y1="29.448cm" svg:x2="13.7cm" svg:y2="31.099cm" draw:start-shape="id8" draw:start-glue-point="6" draw:end-shape="id10" draw:end-glue-point="4" svg:d="M19415 29448v826h-5715v825" svg:viewBox="0 0 5716 1652">
          <text:p/>
        </draw:connector>
        <draw:frame draw:style-name="gr20" draw:text-style-name="P11" draw:layer="layout" svg:width="1.052cm" svg:height="0.645cm" svg:x="15.188cm" svg:y="26.781cm">
          <draw:text-box>
            <text:p><text:span text:style-name="T1">ye</text:span><text:span text:style-name="T1">s</text:span></text:p>
          </draw:text-box>
        </draw:frame>
        <draw:frame draw:style-name="gr20" draw:text-style-name="P11" draw:layer="layout" svg:width="0.891cm" svg:height="0.645cm" svg:x="11.217cm" svg:y="26.729cm">
          <draw:text-box>
            <text:p><text:span text:style-name="T1">no</text:span></text:p>
          </draw:text-box>
        </draw:frame>
        <draw:connector draw:style-name="gr9" draw:text-style-name="P8" draw:layer="layout" svg:x1="13.693cm" svg:y1="22.939cm" svg:x2="13.7cm" svg:y2="24.495cm" draw:start-shape="id11" draw:start-glue-point="6" draw:end-shape="id12" draw:end-glue-point="4" svg:d="M13693 22939v778h7v778" svg:viewBox="0 0 8 1557">
          <text:p/>
        </draw:connector>
        <draw:connector draw:style-name="gr9" draw:text-style-name="P8" draw:layer="layout" svg:x1="13.7cm" svg:y1="31.607cm" svg:x2="13.7cm" svg:y2="33.639cm" draw:start-shape="id10" draw:start-glue-point="6" draw:end-shape="id13" draw:end-glue-point="4" svg:d="M13700 31607v2032" svg:viewBox="0 0 1 2033">
          <text:p/>
        </draw:connector>
        <draw:custom-shape draw:style-name="gr5" draw:text-style-name="P2" xml:id="id20" draw:id="id20" draw:layer="layout" svg:width="4.318cm" svg:height="0.508cm" svg:x="5.191cm" svg:y="14.843cm">
          <text:p text:style-name="P1">Prompt for password ID #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.7cm" svg:y1="34.147cm" svg:x2="13.7cm" svg:y2="35.29cm" draw:start-shape="id13" draw:start-glue-point="6" draw:end-shape="id14" draw:end-glue-point="4" svg:d="M13700 34147v1143" svg:viewBox="0 0 1 1144">
          <text:p/>
        </draw:connector>
        <draw:connector draw:style-name="gr9" draw:text-style-name="P8" draw:layer="layout" svg:x1="13.7cm" svg:y1="37.322cm" svg:x2="13.7cm" svg:y2="38.719cm" draw:start-shape="id14" draw:start-glue-point="6" draw:end-shape="id15" draw:end-glue-point="4" svg:d="M13700 37322v1397" svg:viewBox="0 0 1 1398">
          <text:p/>
        </draw:connector>
        <draw:connector draw:style-name="gr9" draw:text-style-name="P8" draw:layer="layout" svg:x1="13.7cm" svg:y1="25.638cm" svg:x2="13.7cm" svg:y2="26.654cm" draw:start-shape="id12" draw:start-glue-point="6" draw:end-shape="id7" draw:end-glue-point="4" svg:d="M13700 25638v1016" svg:viewBox="0 0 1 1017">
          <text:p/>
        </draw:connector>
        <draw:connector draw:style-name="gr9" draw:text-style-name="P8" xml:id="id24" draw:id="id24" draw:layer="layout" draw:line-skew="9.15cm" svg:x1="15.478cm" svg:y1="25.067cm" svg:x2="13.664cm" svg:y2="32.43cm" draw:start-shape="id12" draw:start-glue-point="7" svg:d="M15478 25067h9652v7363h-11466" svg:viewBox="0 0 11467 7364">
          <text:p/>
        </draw:connector>
        <draw:frame draw:style-name="gr20" draw:text-style-name="P11" draw:layer="layout" svg:width="1.052cm" svg:height="0.645cm" svg:x="13.791cm" svg:y="25.628cm">
          <draw:text-box>
            <text:p><text:span text:style-name="T1">yes</text:span></text:p>
          </draw:text-box>
        </draw:frame>
        <draw:frame draw:style-name="gr20" draw:text-style-name="P11" draw:layer="layout" svg:width="0.891cm" svg:height="0.645cm" svg:x="15.476cm" svg:y="24.368cm">
          <draw:text-box>
            <text:p><text:span text:style-name="T1">no</text:span></text:p>
          </draw:text-box>
        </draw:frame>
        <draw:connector draw:style-name="gr9" draw:text-style-name="P8" draw:layer="layout" svg:x1="15.471cm" svg:y1="22.304cm" svg:x2="25.13cm" svg:y2="23.352cm" draw:start-shape="id11" draw:start-glue-point="7" draw:end-shape="id16" draw:end-glue-point="4" svg:d="M15471 22304h9659v1048" svg:viewBox="0 0 9660 1049">
          <text:p/>
        </draw:connector>
        <draw:connector draw:style-name="gr9" draw:text-style-name="P8" draw:layer="layout" svg:x1="25.13cm" svg:y1="23.86cm" svg:x2="25.125cm" svg:y2="25.061cm" draw:start-shape="id16" draw:start-glue-point="6" svg:d="M25130 23860v852h-5v349" svg:viewBox="0 0 6 1202">
          <text:p/>
        </draw:connector>
        <draw:connector draw:style-name="gr9" draw:text-style-name="P8" draw:layer="layout" draw:line-skew="0cm 11.817cm" svg:x1="13.7cm" svg:y1="39.227cm" svg:x2="13.695cm" svg:y2="10.435cm" draw:start-shape="id15" draw:start-glue-point="6" draw:end-shape="id17" draw:end-glue-point="3" svg:d="M13700 39227v502h14478v-29294h-14483" svg:viewBox="0 0 14484 29295">
          <text:p/>
        </draw:connector>
        <draw:connector draw:style-name="gr9" draw:text-style-name="P8" draw:layer="layout" svg:x1="13.7cm" svg:y1="12.43cm" svg:x2="13.7cm" svg:y2="13.065cm" draw:start-shape="id6" draw:start-glue-point="6" draw:end-shape="id18" draw:end-glue-point="4" svg:d="M13700 12430v635" svg:viewBox="0 0 1 636">
          <text:p/>
        </draw:connector>
        <draw:frame draw:style-name="gr20" draw:text-style-name="P11" draw:layer="layout" svg:width="1.052cm" svg:height="0.645cm" svg:x="13.693cm" svg:y="22.812cm">
          <draw:text-box>
            <text:p><text:span text:style-name="T1">yes</text:span></text:p>
          </draw:text-box>
        </draw:frame>
        <draw:frame draw:style-name="gr20" draw:text-style-name="P11" draw:layer="layout" svg:width="1.052cm" svg:height="0.645cm" svg:x="14.172cm" svg:y="18.907cm">
          <draw:text-box>
            <text:p><text:span text:style-name="T1">ye</text:span><text:span text:style-name="T1">s</text:span></text:p>
          </draw:text-box>
        </draw:frame>
        <draw:frame draw:style-name="gr20" draw:text-style-name="P11" draw:layer="layout" svg:width="1.052cm" svg:height="0.645cm" svg:x="13.791cm" svg:y="25.629cm">
          <draw:text-box>
            <text:p><text:span text:style-name="T1">yes</text:span></text:p>
          </draw:text-box>
        </draw:frame>
        <draw:frame draw:style-name="gr20" draw:text-style-name="P11" draw:layer="layout" svg:width="1.052cm" svg:height="0.645cm" svg:x="13.918cm" svg:y="15.478cm">
          <draw:text-box>
            <text:p><text:span text:style-name="T1">yes</text:span></text:p>
          </draw:text-box>
        </draw:frame>
        <draw:frame draw:style-name="gr20" draw:text-style-name="P11" draw:layer="layout" svg:width="1.052cm" svg:height="0.645cm" svg:x="13.954cm" svg:y="12.303cm">
          <draw:text-box>
            <text:p><text:span text:style-name="T1">y</text:span><text:span text:style-name="T1">e</text:span><text:span text:style-name="T1">s</text:span></text:p>
          </draw:text-box>
        </draw:frame>
        <draw:frame draw:style-name="gr20" draw:text-style-name="P11" draw:layer="layout" svg:width="1.052cm" svg:height="0.645cm" svg:x="13.791cm" svg:y="7.858cm">
          <draw:text-box>
            <text:p><text:span text:style-name="T1">ye</text:span><text:span text:style-name="T1">s</text:span></text:p>
          </draw:text-box>
        </draw:frame>
        <draw:frame draw:style-name="gr20" draw:text-style-name="P11" draw:layer="layout" svg:width="0.891cm" svg:height="0.645cm" svg:x="11.539cm" svg:y="11.15cm">
          <draw:text-box>
            <text:p><text:span text:style-name="T1">no</text:span></text:p>
          </draw:text-box>
        </draw:frame>
        <draw:connector draw:style-name="gr9" draw:text-style-name="P8" draw:layer="layout" svg:x1="12.303cm" svg:y1="11.795cm" svg:x2="7.35cm" svg:y2="12.43cm" draw:start-shape="id6" draw:start-glue-point="5" draw:end-shape="id19" draw:end-glue-point="4" svg:d="M12303 11795h-4953v635" svg:viewBox="0 0 4954 636">
          <text:p/>
        </draw:connector>
        <draw:custom-shape draw:style-name="gr5" draw:text-style-name="P2" xml:id="id22" draw:id="id22" draw:layer="layout" svg:width="4.318cm" svg:height="0.508cm" svg:x="5.191cm" svg:y="18.907cm">
          <text:p text:style-name="P1">Prompt for pass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" xml:id="id23" draw:id="id23" draw:layer="layout" svg:width="5.08cm" svg:height="1.143cm" svg:x="4.81cm" svg:y="20.304cm">
          <text:p text:style-name="P3">Write password to EEPROM</text:p>
          <text:p text:style-name="P3"><text:span text:style-name="T1">at ID x eeStrOff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21" draw:id="id21" draw:layer="layout" svg:width="3.302cm" svg:height="1.524cm" svg:x="5.699cm" svg:y="16.24cm">
          <text:p text:style-name="P1">ID # in range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8" draw:layer="layout" svg:x1="7.35cm" svg:y1="13.573cm" svg:x2="7.35cm" svg:y2="14.843cm" draw:start-shape="id19" draw:start-glue-point="6" draw:end-shape="id20" draw:end-glue-point="4" svg:d="M7350 13573v1270" svg:viewBox="0 0 1 1271">
          <text:p/>
        </draw:connector>
        <draw:connector draw:style-name="gr9" draw:text-style-name="P8" draw:layer="layout" svg:x1="7.35cm" svg:y1="15.351cm" svg:x2="7.35cm" svg:y2="16.24cm" draw:start-shape="id20" draw:start-glue-point="6" draw:end-shape="id21" draw:end-glue-point="4" svg:d="M7350 15351v889" svg:viewBox="0 0 1 890">
          <text:p/>
        </draw:connector>
        <draw:connector draw:style-name="gr9" draw:text-style-name="P8" draw:layer="layout" draw:line-skew="-0.642cm" svg:x1="5.699cm" svg:y1="17.002cm" svg:x2="7.333cm" svg:y2="14.023cm" draw:start-shape="id21" draw:start-glue-point="5" svg:d="M5699 17002h-1143v-2979h2777" svg:viewBox="0 0 2778 2980">
          <text:p/>
        </draw:connector>
        <draw:frame draw:style-name="gr20" draw:text-style-name="P11" draw:layer="layout" svg:width="0.891cm" svg:height="0.645cm" svg:x="4.935cm" svg:y="16.367cm">
          <draw:text-box>
            <text:p><text:span text:style-name="T1">no</text:span></text:p>
          </draw:text-box>
        </draw:frame>
        <draw:frame draw:style-name="gr20" draw:text-style-name="P11" draw:layer="layout" svg:width="0.891cm" svg:height="0.645cm" svg:x="4.935cm" svg:y="12.303cm">
          <draw:text-box>
            <text:p><text:span text:style-name="T1">no</text:span></text:p>
          </draw:text-box>
        </draw:frame>
        <draw:frame draw:style-name="gr20" draw:text-style-name="P11" draw:layer="layout" svg:width="1.052cm" svg:height="0.645cm" svg:x="7.477cm" svg:y="13.436cm">
          <draw:text-box>
            <text:p><text:span text:style-name="T1">ye</text:span><text:span text:style-name="T1">s</text:span></text:p>
          </draw:text-box>
        </draw:frame>
        <draw:frame draw:style-name="gr20" draw:text-style-name="P11" draw:layer="layout" svg:width="1.052cm" svg:height="0.645cm" svg:x="7.568cm" svg:y="17.637cm">
          <draw:text-box>
            <text:p><text:span text:style-name="T1">yes</text:span></text:p>
          </draw:text-box>
        </draw:frame>
        <draw:connector draw:style-name="gr9" draw:text-style-name="P8" draw:layer="layout" svg:x1="7.35cm" svg:y1="17.764cm" svg:x2="7.35cm" svg:y2="18.907cm" draw:start-shape="id21" draw:start-glue-point="6" draw:end-shape="id22" draw:end-glue-point="4" svg:d="M7350 17764v1143" svg:viewBox="0 0 1 1144">
          <text:p/>
        </draw:connector>
        <draw:connector draw:style-name="gr9" draw:text-style-name="P8" draw:layer="layout" svg:x1="7.35cm" svg:y1="19.415cm" svg:x2="7.35cm" svg:y2="20.304cm" draw:start-shape="id22" draw:start-glue-point="6" draw:end-shape="id23" draw:end-glue-point="4" svg:d="M7350 19415v889" svg:viewBox="0 0 1 890">
          <text:p/>
        </draw:connector>
        <draw:connector draw:style-name="gr9" draw:text-style-name="P8" xml:id="id25" draw:id="id25" draw:layer="layout" svg:x1="7.35cm" svg:y1="21.447cm" svg:x2="13.664cm" svg:y2="32.43cm" draw:start-shape="id23" draw:start-glue-point="6" draw:end-shape="id24" draw:end-glue-point="3" svg:d="M7350 21447v10983h6314" svg:viewBox="0 0 6315 10984">
          <text:p/>
        </draw:connector>
        <draw:frame draw:style-name="gr20" draw:text-style-name="P11" draw:layer="layout" svg:width="1.052cm" svg:height="0.645cm" svg:x="13.918cm" svg:y="15.479cm">
          <draw:text-box>
            <text:p><text:span text:style-name="T1">ye</text:span><text:span text:style-name="T1">s</text:span></text:p>
          </draw:text-box>
        </draw:frame>
        <draw:frame draw:style-name="gr20" draw:text-style-name="P11" xml:id="id27" draw:id="id27" draw:layer="layout" svg:width="1.052cm" svg:height="0.645cm" svg:x="13.918cm" svg:y="15.479cm">
          <draw:text-box>
            <text:p><text:span text:style-name="T1">ye</text:span><text:span text:style-name="T1">s</text:span></text:p>
          </draw:text-box>
        </draw:frame>
        <draw:connector draw:style-name="gr9" draw:text-style-name="P8" draw:layer="layout" draw:line-skew="-2.039cm" svg:x1="5.699cm" svg:y1="13.002cm" svg:x2="7.35cm" svg:y2="32.43cm" draw:start-shape="id19" draw:start-glue-point="5" draw:end-shape="id25" draw:end-glue-point="0" svg:d="M5699 13002h-2540v19428h4191" svg:viewBox="0 0 4192 19429">
          <text:p/>
        </draw:connector>
        <draw:connector draw:style-name="gr9" draw:text-style-name="P8" draw:layer="layout" svg:x1="13.7cm" svg:y1="13.573cm" svg:x2="13.7cm" svg:y2="14.081cm" draw:start-shape="id18" draw:start-glue-point="6" draw:end-shape="id26" draw:end-glue-point="4" svg:d="M13700 13573v508" svg:viewBox="0 0 1 509">
          <text:p/>
        </draw:connector>
        <draw:connector draw:style-name="gr9" draw:text-style-name="P8" draw:layer="layout" svg:x1="13.918cm" svg:y1="15.801cm" svg:x2="13.7cm" svg:y2="16.24cm" draw:start-shape="id27" draw:start-glue-point="3" draw:end-shape="id28" draw:end-glue-point="4" svg:d="M13918 15801h-218v439" svg:viewBox="0 0 219 440">
          <text:p/>
        </draw:connector>
        <draw:connector draw:style-name="gr9" draw:text-style-name="P8" draw:layer="layout" svg:x1="13.7cm" svg:y1="16.748cm" svg:x2="13.7cm" svg:y2="17.51cm" draw:start-shape="id28" draw:start-glue-point="6" draw:end-shape="id29" draw:end-glue-point="4" svg:d="M13700 16748v762" svg:viewBox="0 0 1 763">
          <text:p/>
        </draw:connector>
        <draw:connector draw:style-name="gr9" draw:text-style-name="P8" draw:layer="layout" svg:x1="13.7cm" svg:y1="19.161cm" svg:x2="13.7cm" svg:y2="19.796cm" draw:start-shape="id29" draw:start-glue-point="6" draw:end-shape="id30" draw:end-glue-point="4" svg:d="M13700 19161v635" svg:viewBox="0 0 1 636">
          <text:p/>
        </draw:connector>
        <draw:connector draw:style-name="gr9" draw:text-style-name="P8" draw:layer="layout" svg:x1="13.7cm" svg:y1="20.304cm" svg:x2="13.693cm" svg:y2="21.669cm" draw:start-shape="id30" draw:start-glue-point="6" draw:end-shape="id11" draw:end-glue-point="4" svg:d="M13700 20304v683h-7v682" svg:viewBox="0 0 8 1366">
          <text:p/>
        </draw:connector>
        <draw:frame draw:style-name="gr20" draw:text-style-name="P11" draw:layer="layout" svg:width="0.891cm" svg:height="0.645cm" svg:x="15.471cm" svg:y="21.659cm">
          <draw:text-box>
            <text:p><text:span text:style-name="T1">no</text:span></text:p>
          </draw:text-box>
        </draw:frame>
        <draw:frame draw:style-name="gr20" draw:text-style-name="P11" draw:layer="layout" svg:width="1.052cm" svg:height="0.645cm" svg:x="13.791cm" svg:y="37.185cm">
          <draw:text-box>
            <text:p><text:span text:style-name="T1">ye</text:span><text:span text:style-name="T1">s</text:span></text:p>
          </draw:text-box>
        </draw:frame>
        <draw:frame draw:style-name="gr20" draw:text-style-name="P11" draw:layer="layout" svg:width="0.891cm" svg:height="0.645cm" svg:x="11.285cm" svg:y="35.544cm">
          <draw:text-box>
            <text:p><text:span text:style-name="T1">no</text:span></text:p>
          </draw:text-box>
        </draw:frame>
        <draw:connector draw:style-name="gr9" draw:text-style-name="P8" draw:layer="layout" draw:line-skew="-1.277cm" svg:x1="11.922cm" svg:y1="36.306cm" svg:x2="13.714cm" svg:y2="39.754cm" draw:start-shape="id14" draw:start-glue-point="5" svg:d="M11922 36306h-1778v3448h3570" svg:viewBox="0 0 3571 3449">
          <text:p/>
        </draw:connector>
        <draw:custom-shape draw:style-name="gr23" draw:text-style-name="P4" xml:id="id31" draw:id="id31" draw:layer="layout" svg:width="3.81cm" svg:height="1.126cm" svg:x="19.542cm" svg:y="14.352cm">
          <text:p text:style-name="P3"><text:span text:style-name="T1">Cl</text:span><text:span text:style-name="T1">ear </text:span><text:span text:style-name="T1">rea</text:span><text:span text:style-name="T1">dC</text:span><text:span text:style-name="T1">ou</text:span><text:span text:style-name="T1">nt</text:span></text:p>
          <text:p text:style-name="P3"><text:span text:style-name="T1">gpi</text:span><text:span text:style-name="T1">oL</text:span><text:span text:style-name="T1">ast </text:span><text:span text:style-name="T1">= </text:span><text:span text:style-name="T1">gpi</text:span><text:span text:style-name="T1">oV</text:span><text:span text:style-name="T1">alu</text:span><text:span text:style-name="T1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5.224cm" svg:y1="14.907cm" svg:x2="19.542cm" svg:y2="14.915cm" draw:start-shape="id26" draw:start-glue-point="7" draw:end-shape="id31" draw:end-glue-point="5" svg:d="M15224 14907h2160v8h2158" svg:viewBox="0 0 4319 9">
          <text:p/>
        </draw:connector>
        <draw:connector draw:style-name="gr9" draw:text-style-name="P8" draw:layer="layout" svg:x1="23.352cm" svg:y1="14.915cm" svg:x2="28.178cm" svg:y2="14.905cm" draw:start-shape="id31" draw:start-glue-point="7" svg:d="M23352 14915h2664v-10h2162" svg:viewBox="0 0 4827 11">
          <text:p/>
        </draw:connector>
        <draw:frame draw:style-name="gr11" draw:text-style-name="P10" draw:layer="layout" svg:width="0.889cm" svg:height="1.039cm" svg:x="15.224cm" svg:y="14.208cm">
          <draw:text-box>
            <text:p><text:span text:style-name="T1">no</text:span></text:p>
          </draw:text-box>
        </draw:frame>
        <draw:connector draw:style-name="gr9" draw:text-style-name="P8" draw:layer="layout" svg:x1="15.478cm" svg:y1="18.336cm" svg:x2="28.156cm" svg:y2="18.323cm" draw:start-shape="id29" draw:start-glue-point="7" svg:d="M15478 18336h6590v-13h6088" svg:viewBox="0 0 12679 14">
          <text:p/>
        </draw:connector>
        <draw:frame draw:style-name="gr11" draw:text-style-name="P10" draw:layer="layout" svg:width="0.889cm" svg:height="1.039cm" svg:x="15.351cm" svg:y="17.741cm">
          <draw:text-box>
            <text:p><text:span text:style-name="T1">no</text:span></text:p>
          </draw:text-box>
        </draw:frame>
        <draw:frame draw:style-name="gr24" draw:text-style-name="P11" draw:layer="layout" svg:width="4.826cm" svg:height="1.905cm" svg:x="1.508cm" svg:y="1.508cm">
          <draw:text-box>
            <text:p text:style-name="P12"><text:span text:style-name="T1">Of</text:span><text:span text:style-name="T1">fli</text:span><text:span text:style-name="T1">ne </text:span><text:span text:style-name="T1">P</text:span><text:span text:style-name="T1">as</text:span><text:span text:style-name="T1">s</text:span><text:span text:style-name="T1">w</text:span><text:span text:style-name="T1">or</text:span><text:span text:style-name="T1">d </text:span><text:span text:style-name="T1">M</text:span><text:span text:style-name="T1">an</text:span><text:span text:style-name="T1">ag</text:span><text:span text:style-name="T1">er</text:span></text:p>
            <text:p text:style-name="P12"><text:span text:style-name="T1">V</text:span><text:span text:style-name="T1">er</text:span><text:span text:style-name="T1">si</text:span><text:span text:style-name="T1">on </text:span><text:span text:style-name="T1">1.</text:span><text:span text:style-name="T1">00</text:span></text:p>
            <text:p text:style-name="P12"><text:span text:style-name="T1">13 </text:span><text:span text:style-name="T1">Ju</text:span><text:span text:style-name="T1">ne </text:span><text:span text:style-name="T1">20</text:span><text:span text:style-name="T1">23</text:span></text:p>
            <text:p text:style-name="P12"><text:span text:style-name="T1">Ji</text:span><text:span text:style-name="T1">m </text:span><text:span text:style-name="T1">M</text:span><text:span text:style-name="T1">c</text:span><text:span text:style-name="T1">K</text:span><text:span text:style-name="T1">eo</text:span><text:span text:style-name="T1">w</text:span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3T16:32:23.816684053</meta:creation-date>
    <dc:date>2023-06-22T16:58:36.767691779</dc:date>
    <meta:editing-duration>PT2H9M56S</meta:editing-duration>
    <meta:editing-cycles>20</meta:editing-cycles>
    <meta:generator>LibreOffice/6.4.7.2$Linux_X86_64 LibreOffice_project/40$Build-2</meta:generator>
    <meta:document-statistic meta:object-count="89"/>
  </office:meta>
</office:document-meta>
</file>